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1" svg:font-family="" style:font-family-generic="modern" style:font-pitch="fixed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2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style:font-name="Monaco1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8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b0052" fo:font-weight="bold" style:text-underline-style="solid" style:text-underline-width="auto" style:text-underline-color="font-color" style:font-name-asian="Monaco" style:font-name-complex="" style:font-size-asian="11pt" style:font-size-complex="11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font-name-asian="Monaco" style:font-name-complex="" style:font-size-asian="11pt" style:font-size-complex="11pt" fo:color="#000000"/>
    </style:style>
    <style:style style:name="T3" style:family="text">
      <style:text-properties style:text-underline-style="solid" style:text-underline-width="auto" style:text-underline-color="font-color" style:font-name-asian="Monaco" style:font-name-complex="" style:font-size-asian="11pt" style:font-size-complex="11pt" fo:color="#7b0052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name-asian="Monaco" style:font-name-complex="" style:font-size-asian="11pt" style:font-size-complex="11pt" fo:color="#8b008b"/>
    </style:style>
    <style:style style:name="T5" style:family="text">
      <style:text-properties style:font-weight-asian="normal" style:font-weight-complex="normal"/>
    </style:style>
  </office:automatic-styles>
  <office:body>
    <office:spreadsheet>
      <table:table table:name="AllCompiler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Expressions: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4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ompiled)" table:style-name="ta1">
        <table:table-column table:style-name="co1" table:number-columns-repeated="1024" table:default-cell-style-name="ce7"/>
        <table:table-row table:style-name="ro1">
          <table:table-cell table:style-name="ce5" office:value-type="string" calcext:value-type="string">
            <text:p>TESTS RUN AT $2015-05-28T07:03:33.382+00:00$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ccumulatingTests.rsc|: 1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lias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nnotatio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ssignmentTests.rsc|: 5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BacktrackingTests.rsc|: 2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.rsc|: 7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Aux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mprehensionTests.rsc|: 2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1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2.rsc|: 3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1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2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Term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DeclarationTests.rsc|: 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TypeTests.rsc|: 7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eclarationTest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FunctionCompositionTests.rsc|: 2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Interpolation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11 tests executed; 1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Tests.rsc|: 18 tests executed; 4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rsingTest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Tests.rsc|: 33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DescendantTests.rsc|: 2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List3Tests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rojectionTest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angeTests.rsc|: 25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ducer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gExpTests.rsc|: 6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1.rsc|: 5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2.rsc|: 6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tatementTests.rsc|: 10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ubscriptTests.rsc|: 3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TryCatch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VisitTests.rsc|: 147 tests executed; 3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Boolean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Equality.rsc|: 6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Function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ntegers.rsc|: 2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O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sDefined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s.rsc|: 1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ocations.rsc|: 30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ps.rsc|: 7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tching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emoization.rsc|: 2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Nodes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Overloading.rsc|: 11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ets.rsc|: 3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olvedIssu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trings.rsc|: 6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Tuple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Boolea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GraphTests.rsc|: 2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Integer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RelationTests.rsc|: 1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Tests.rsc|: 24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pTests.rsc|: 10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thTests.rsc|: 1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odeTests.rsc|: 5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umberTests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RelationTests.rsc|: 5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etTests.rsc|: 5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tringTests.rsc|: 1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Type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ValueIOTests.rsc|: 4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RangeUtils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csv/CSVIOTests.rsc|: 10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json/JSONIOTests.rsc|: 3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1.rsc|: 3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2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3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4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5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6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7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8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ModuleInitRang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BSTRACTTYPE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1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2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1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2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3.rsc|: 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PARSETRE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TYP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Extended.rsc|: 1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Extended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Ackermann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Bubble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Factori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alls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loredTre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untConstruc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ycl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Derivativ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Lift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StringTemplat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Tran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Replacemen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1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2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3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WordCount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Domina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Abstrac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Automatic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Manual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No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With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Func/Tes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Lisra/Test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McCabe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ReachingDef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Slicing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Uninit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Escape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Grammar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Lookahead.rsc|: 3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arserGeneratorTests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ico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haracters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LiteralsTests.rsc|: 3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Rascal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ConcreteSyntax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ExpressionGrammars.rsc|: 1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: 12 tests executed; 4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KnownIssues.rsc|: 2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meta/ModuleInfoTests.rsc|: 4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PreBootstrap.rsc|: 6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SolvedIssues.rsc|: 1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KindTests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Name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UtilTests.rsc|: 8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PriorityQueue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UUID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2146,134,&lt;89,0&gt;,&lt;98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701,54,&lt;64,0&gt;,&lt;64,54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082,161,&lt;42,0&gt;,&lt;45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851,62,&lt;34,0&gt;,&lt;36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74,61,&lt;47,0&gt;,&lt;47,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14,58,&lt;46,0&gt;,&lt;46,5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18343,108,&lt;655,0&gt;,&lt;655,10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8008,248,&lt;325,0&gt;,&lt;335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7616,390,&lt;312,0&gt;,&lt;323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4012,82,&lt;86,0&gt;,&lt;86,82&gt;): FALSE MalFormedURI("tmp:///\n.rsc")test fails for arguments: "\n"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3913,98,&lt;85,0&gt;,&lt;85,98&gt;): FALSE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Memoization.rsc|(450,183,&lt;26,0&gt;,&lt;35,1&gt;): FALSE test fails for arguments: {true,337434144r309217925}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Overloading.rsc|(2167,328,&lt;122,0&gt;,&lt;130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library/lang/csv/CSVIOTests.rsc|(1762,96,&lt;60,0&gt;,&lt;60,96&gt;): FALSE "inferred types"test fails for arguments: {&lt;"7e9","",595034846,false,0.30381981347988585&gt;}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imports/ImportTests1.rsc|(195,73,&lt;10,0&gt;,&lt;13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TEST SUMMARY: 4783 tests executed; 29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: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yaml/Model.rsc|: Java("NullPointerException","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6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85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1"/>
        <table:table-row table:style-name="ro1">
          <table:table-cell table:style-name="ce5" office:value-type="string" calcext:value-type="string">
            <text:p>TESTS RUN AT $2015-05-28T07:32:13.245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style-name="ce8"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79">
          <table:table-cell table:style-name="ce5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table:style-name="ce9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number-columns-repeated="1019" table:default-cell-style-name="ce16"/>
        <table:table-row table:style-name="ro1">
          <table:table-cell table:style-name="ce10" office:value-type="string" calcext:value-type="string">
            <text:p>Status of source code of all tests</text:p>
          </table:table-cell>
          <table:table-cell table:style-name="ce17" office:value-type="string" calcext:value-type="string">
            <text:p>TC= type checker</text:p>
          </table:table-cell>
          <table:table-cell table:style-name="ce17" office:value-type="string" calcext:value-type="string">
            <text:p>CMP=compiler</text:p>
          </table:table-cell>
          <table:table-cell table:style-name="ce17" office:value-type="string" calcext:value-type="string">
            <text:p><text:span text:style-name="T5">TCTests</text:span></text:p>
          </table:table-cell>
          <table:table-cell table:style-name="ce19" table:number-columns-repeated="1020"/>
        </table:table-row>
        <table:table-row table:style-name="ro1">
          <table:table-cell table:style-name="ce10"/>
          <table:table-cell table:style-name="ce17" table:number-columns-repeated="3"/>
          <table:table-cell table:style-name="ce19" table:number-columns-repeated="1020"/>
        </table:table-row>
        <table:table-row table:style-name="ro1">
          <table:table-cell table:style-name="ce11" office:value-type="string" calcext:value-type="string">
            <text:p>Used during clean-up of tests, this has been completed</text:p>
          </table:table-cell>
          <table:table-cell table:style-name="ce18" table:number-columns-repeated="3"/>
          <table:table-cell table:style-name="ce23" table:number-columns-repeated="1020"/>
        </table:table-row>
        <table:table-row table:style-name="ro1">
          <table:table-cell table:style-name="ce10"/>
          <table:table-cell table:style-name="ce17" table:number-columns-repeated="3"/>
          <table:table-cell table:style-name="ce19" table:number-columns-repeated="1020"/>
        </table:table-row>
        <table:table-row table:style-name="ro1">
          <table:table-cell table:style-name="ce12" office:value-type="string" calcext:value-type="string">
            <text:p>Goal: no commented out tests; good formatting</text:p>
          </table:table-cell>
          <table:table-cell table:style-name="ce19" table:number-columns-repeated="1023"/>
        </table:table-row>
        <table:table-row table:style-name="ro1">
          <table:table-cell table:style-name="ce13"/>
          <table:table-cell table:style-name="ce19" table:number-columns-repeated="1023"/>
        </table:table-row>
        <table:table-row table:style-name="ro1">
          <table:table-cell table:style-name="ce12" office:value-type="string" calcext:value-type="string">
            <text:p>Green only means: clean-up done</text:p>
          </table:table-cell>
          <table:table-cell table:style-name="ce17" table:number-columns-repeated="1023"/>
        </table:table-row>
        <table:table-row table:style-name="ro1">
          <table:table-cell table:style-name="ce12" office:value-type="string" calcext:value-type="string">
            <text:p>but may contain TODOs and tests may fail</text:p>
          </table:table-cell>
          <table:table-cell table:style-name="ce17" table:number-columns-repeated="1023"/>
        </table:table-row>
        <table:table-row table:style-name="ro1">
          <table:table-cell table:style-name="ce10"/>
          <table:table-cell table:style-name="ce19" table:number-columns-repeated="1023"/>
        </table:table-row>
        <table:table-row table:style-name="ro1">
          <table:table-cell table:style-name="ce13" office:value-type="string" calcext:value-type="string">
            <text:p>Runtime test</text:p>
          </table:table-cell>
          <table:table-cell table:style-name="ce19" office:value-type="string" calcext:value-type="string">
            <text:p>Clean up done?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Static test exists?</text:p>
          </table:table-cell>
          <table:table-cell table:style-name="ce19" office:value-type="string" calcext:value-type="string">
            <text:p>Clean up done?</text:p>
          </table:table-cell>
          <table:table-cell table:style-name="ce19" table:number-columns-repeated="1019"/>
        </table:table-row>
        <table:table-row table:style-name="ro1">
          <table:table-cell table:style-name="ce9"/>
          <table:table-cell table:style-name="ce20" office:value-type="string" calcext:value-type="string">
            <text:p>(!= all tests pass)</text:p>
          </table:table-cell>
          <table:table-cell table:style-name="ce20" table:number-columns-repeated="2"/>
          <table:table-cell table:style-name="ce20" office:value-type="string" calcext:value-type="string">
            <text:p>(!= all tests pass)</text:p>
          </table:table-cell>
          <table:table-cell table:style-name="ce20" table:number-columns-repeated="1019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>
            <text:p>functionality/Accumulating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lias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nnotationTests.rsc</text:p>
          </table:table-cell>
          <table:table-cell table:style-name="ce21"/>
          <table:table-cell table:style-name="Default"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ssignmen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BackTrack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CallTests.rsc</text:p>
          </table:table-cell>
          <table:table-cell table:style-name="ce21"/>
          <table:table-cell table:style-name="Default"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Comprehens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ConcretePatternTests1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ConcretePatternTests2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DataDeclara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DataTypeTests.rsc</text:p>
          </table:table-cell>
          <table:table-cell table:style-name="ce21"/>
          <table:table-cell office:value-type="string" calcext:value-type="string">
            <text:p><text:s/>INTERSECT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Declara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FunctionCompositionTests.rsc</text:p>
          </table:table-cell>
          <table:table-cell table:style-name="ce21"/>
          <table:table-cell/>
          <table:table-cell table:style-name="ce21"/>
          <table:table-cell table:number-columns-repeated="1020"/>
        </table:table-row>
        <table:table-row table:style-name="ro1">
          <table:table-cell table:style-name="ce14" office:value-type="string" calcext:value-type="string">
            <text:p>functionality/Patter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PatternTestsList3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PatternTestsDescendant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Projec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Range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Reduc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RegExp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cope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tatemen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ubscrip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Visi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Backtrack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Boolea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Equality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Integer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IO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stRela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Map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Matching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Nod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Rela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e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olvedIssu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tring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tr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Tupl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Boolean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Graph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Integ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ListTests.rsc</text:p>
          </table:table-cell>
          <table:table-cell table:style-name="ce21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library/Map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Math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Numb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Relation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Set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StringTests.rsc</text:p>
          </table:table-cell>
          <table:table-cell table:style-name="ce21"/>
          <table:table-cell table:number-columns-repeated="1022"/>
        </table:table-row>
        <table:table-row table:style-name="ro1" table:number-rows-repeated="3">
          <table:table-cell table:style-name="ce14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1" svg:font-family="" style:font-family-generic="modern" style:font-pitch="fixed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09:26:42.6142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5-28T13:52:11.310995000</dc:date>
    <meta:editing-duration>P51DT10H38M9S</meta:editing-duration>
    <meta:editing-cycles>198</meta:editing-cycles>
    <meta:generator>LibreOffice/4.4.1.2$MacOSX_X86_64 LibreOffice_project/45e2de17089c24a1fa810c8f975a7171ba4cd432</meta:generator>
    <meta:document-statistic meta:table-count="5" meta:cell-count="350" meta:object-count="0"/>
  </office:meta>
</office:document-meta>
</file>